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office:automatic-styles>
  <office:body>
    <office:text text:use-soft-page-breaks="true">
      <text:p text:style-name="P1">Séance<text:s/>7</text:p>
      <text:p text:style-name="Normal">Nous avons été au fablab durant cette semaine pour construire deux petites boites pour mettre autour du bloc central. Ces boites seront fixes au bloc central par des aimants.</text:p>
      <text:p text:style-name="Normal">Donc pendant cette<text:s/>séance, j’ai percé<text:s/>les trous pour insérer les aimants dans les petits blocs et vérifier que les pôles<text:s/>coïncidaient<text:s/>avec ceux du bloc central. Les blocs sont donc bien aimantés et si on les approche du bloc central, on a bien une liaison entre blocs.</text:p>
      <text:p text:style-name="Normal">Ensuite,<text:s/>j’ai<text:s/>découpé<text:s/>à<text:s/>la scie des petits pieds de 5 mm d’épaisseur<text:s/>pour pouvoir<text:s/>surélever<text:s/>les blocs et le bloc central. Cela a permis de pouvoir faire passer le fil de l’alimentation par le dessous du bloc central. Pour cela,<text:s/>j’ai percé<text:s/>un trou pour que le<text:s/>câble<text:s/>rentre dans la boite. Cela permet de pouvoir alimenter la carte<text:s/>Arduino<text:s/>et d’avoir un<text:s/>câble<text:s/>qui ne<text:s/>gêne<text:s/>pas l’esthétique<text:s/>du bloc.</text:p>
      <text:p text:style-name="Normal">Puis, avec achraf, on a fait les branchements sur<text:s/>le bloc<text:s/>central<text:s/>et tester une partie du code. Il y a un petit défaut avec le code que je règlerai à la prochaine séance. De plus, il faudra terminer les branchements des autres blocs et s’assurer que tout fonctionne correctement. Donc la prochaine séance sera une séance pour terminer les derniers réglages du proje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codrin@gmail.com</meta:initial-creator>
    <dc:creator>louis.codrin@gmail.com</dc:creator>
    <meta:creation-date>2020-02-29T11:31:00Z</meta:creation-date>
    <dc:date>2020-02-29T11:31:00Z</dc:date>
    <meta:template xlink:href="Normal" xlink:type="simple"/>
    <meta:editing-cycles>2</meta:editing-cycles>
    <meta:editing-duration>PT0S</meta:editing-duration>
    <meta:document-statistic meta:page-count="1" meta:paragraph-count="2" meta:word-count="187" meta:character-count="1215" meta:row-count="8" meta:non-whitespace-character-count="1030"/>
  </office:meta>
</office:document-meta>
</file>